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margin-left="26.72mm" fo:margin-right="0mm" fo:text-indent="-12.7mm" style:auto-text-indent="false">
        <style:tab-stops/>
      </style:paragraph-properties>
      <style:text-properties style:font-name="Century Gothic" fo:font-size="10pt" style:font-size-asian="10pt" style:font-size-complex="10pt"/>
    </style:style>
    <style:style style:name="P5" style:family="paragraph" style:parent-style-name="Standard">
      <style:paragraph-properties fo:margin-left="14.29mm" fo:margin-right="0mm" fo:text-indent="0mm" style:auto-text-indent="false"/>
      <style:text-properties style:font-name="Century Gothic" fo:font-size="10pt" style:font-size-asian="10pt" style:font-size-complex="10pt"/>
    </style:style>
    <style:style style:name="P6" style:family="paragraph" style:parent-style-name="Standard">
      <style:paragraph-properties fo:margin-left="14.29mm" fo:margin-right="0mm" fo:text-indent="-14.02mm" style:auto-text-indent="false">
        <style:tab-stops/>
      </style:paragraph-properties>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AA</text:span> </text:p>
      <text:p text:style-name="P2">Company Registration No : BBB </text:p>
      <text:p text:style-name="P2">(Incorporated in the Republic of Singapore) </text:p>
      <text:p text:style-name="P1"/>
      <text:p text:style-name="P1"/>
      <text:p text:style-name="P2"><text:span text:style-name="T3">NOTICE OF EXTRAORDINARY GENERAL MEETING</text:span> </text:p>
      <text:p text:style-name="P1"/>
      <text:p text:style-name="P1"/>
      <text:p text:style-name="P1">Notice is hereby given that an Extraordinary General Meeting of the Company will be held at: </text:p>
      <text:p text:style-name="P1"/>
      <text:p text:style-name="P1">Venue<text:tab/><text:tab/>: <text:s/>VVV </text:p>
      <text:p text:style-name="P1"/>
      <text:p text:style-name="P1">Date <text:s text:c="3"/><text:tab/><text:tab/>: <text:s/></text:p>
      <text:p text:style-name="P1"/>
      <text:p text:style-name="P1">Time<text:tab/><text:tab/>: <text:s/>3.00 pm </text:p>
      <text:p text:style-name="P1"/>
      <text:p text:style-name="P1">For the purpose of considering and if thought fit, passing the following as a Special Resolution :- </text:p>
      <text:p text:style-name="P1"/>
      <text:p text:style-name="P1"/>
      <text:p text:style-name="P2"><text:span text:style-name="T5">AGENDA</text:span> </text:p>
      <text:p text:style-name="P1"/>
      <text:p text:style-name="P1"/>
      <text:p text:style-name="P3">CHANGE OF COMPANY’S NAME </text:p>
      <text:p text:style-name="P4">i) That subject to the approval of the Registrar of Companies, the name of the Company be and is hereby changed from “<text:span text:style-name="T1">AAA</text:span>” to “<text:span text:style-name="T1">ZZZ</text:span>” </text:p>
      <text:p text:style-name="P4"/>
      <text:p text:style-name="P4">ii) That the clause no.1 Memorandum and Articles of Association be and is hereby deleted and substituted by another clause name: The name of the company is <text:s text:c="2"/>“<text:span text:style-name="T1">ZZZ</text:span>” </text:p>
      <text:p text:style-name="P4"/>
      <text:p text:style-name="P4">iii) The name be substituted for “<text:span text:style-name="T1">AAA</text:span>” is “<text:span text:style-name="T1">ZZZ</text:span>” wherever the latter name appears in the Company’s Memorandum and Articles of Association. </text:p>
      <text:p text:style-name="P1"/>
      <text:p text:style-name="P1"/>
      <text:p text:style-name="P1"/>
      <text:p text:style-name="P1"/>
      <text:p text:style-name="P1">By Order of the Board </text:p>
      <text:p text:style-name="P1"/>
      <text:p text:style-name="P1"/>
      <text:p text:style-name="P1"/>
      <text:p text:style-name="P1">______________________ <text:s text:c="2"/></text:p>
      <text:p text:style-name="P1">CCC </text:p>
      <text:p text:style-name="P1">Director </text:p>
      <text:p text:style-name="P1"/>
      <text:p text:style-name="P1">Date : </text:p>
      <text:p text:style-name="P1"/>
      <text:p text:style-name="P1"/>
      <text:p text:style-name="P6"><text:span text:style-name="T4">NOTE :</text:span> A member entitled to attend and vote at this meeting is entitled to appoint a proxy or proxies to attend and vote instead of him. A proxy need not be a member of the Company. </text:p>
      <text:p text:style-name="P1"/>
      <text:p text:style-name="P5">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37:55</meta:creation-date>
    <dc:date>2015-12-11T10:42:22</dc:date>
    <dc:creator>phung11764 </dc:creator>
    <meta:editing-duration>P0D</meta:editing-duration>
    <meta:editing-cycles>2</meta:editing-cycles>
    <meta:generator>LibreOffice/3.5$Linux_X86_64 LibreOffice_project/350m1$Build-2</meta:generator>
    <meta:document-statistic meta:table-count="0" meta:image-count="0" meta:object-count="0" meta:page-count="1" meta:paragraph-count="21" meta:word-count="225" meta:character-count="1304" meta:non-whitespace-character-count="1065"/>
  </office:meta>
</office:document-meta>
</file>